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8" draw:name="Title 1" svg:x="1.66667in" svg:y="1.22743in" svg:width="10in" svg:height="2.61111in" presentation:class="title" presentation:placeholder="false">
          <draw:text-box>
            <text:p text:style-name="a387" text:class-names="" text:cond-style-name=""><text:span text:style-name="a381" text:class-names=""><text:line-break/></text:span><text:span text:style-name="a382" text:class-names=""><text:line-break/></text:span><text:span text:style-name="a383" text:class-names=""><text:line-break/></text:span><text:span text:style-name="a384" text:class-names=""><text:line-break/></text:span><text:span text:style-name="a385" text:class-names="">Graph based methods to identify drugs and metabolites in stroke patient urine</text:span><text:span text:style-name="a386" text:class-names=""/></text:p>
          </draw:text-box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false">
          <draw:text-box>
            <text:p text:style-name="a391" text:class-names="" text:cond-style-name=""><text:span text:style-name="a389" text:class-names="">Francesca Young</text:span><text:span text:style-name="a390" text:class-names=""/></text:p>
          </draw:text-box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5" presentation:style-name="a397" draw:name="Title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Precision Medicine</text:span><text:span text:style-name="a395" text:class-names=""/></text:p>
          </draw:text-box>
          <svg:title/>
          <svg:desc/>
        </draw:frame>
        <draw:frame draw:id="id66" presentation:style-name="a407" draw:name="Content Placehold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Giving the right treatment to the right patient at the right time in the right dose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Why is this so important. Toxic/ Efficacy/ Costs/ Miss diagnosis.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? No of stroke victims who don’t respond to treatment</text:span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67" presentation:style-name="a412" draw:name="Titl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Drug Metabolism</text:span><text:span text:style-name="a410" text:class-names=""/></text:p>
          </draw:text-box>
          <svg:title/>
          <svg:desc/>
        </draw:frame>
        <draw:frame draw:id="id68" presentation:style-name="a441" draw:name="Content Placeholder 2" svg:x="0.91667in" svg:y="1.99653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>Enzymes evolved to deal with harmful substances ingested as part o diet</text:span></text:p>
              </text:list-item>
            </text:list>
            <text:list text:style-name="a420">
              <text:list-item>
                <text:p text:style-name="a419" text:class-names="" text:cond-style-name=""><text:span text:style-name="a416" text:class-names="">(</text:span><text:span text:style-name="a417" text:class-names="">eg</text:span><text:span text:style-name="a418" text:class-names=""><text:s text:c="1"/>animals that can eat toxic plants)</text:span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Process of<text:s text:c="1"/></text:span><text:span text:style-name="a422" text:class-names="">conberting</text:span><text:span text:style-name="a423" text:class-names=""><text:s text:c="2"/>a lipophilic molecule to polar molecule so can excreted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May include activation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Relatively few DME most have clinically relevant polymorphism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Genetic affect on <text:s text:c="1"/>drug metabolism not well understood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Different approach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4" draw:style-name="a442" draw:master-page-name="Master1-Layout2-obj-Title-and-Content" presentation:presentation-page-layout-name="Master1-PPL2" draw:id="Slide-259">
        <draw:frame draw:id="id69" presentation:style-name="a446" draw:name="Title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Untargeted Metabolomics</text:span><text:span text:style-name="a444" text:class-names=""/></text:p>
          </draw:text-box>
          <svg:title/>
          <svg:desc/>
        </draw:frame>
        <draw:frame draw:id="id70" presentation:style-name="a44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48" draw:master-page-name="Master1-Layout2-obj-Title-and-Content" presentation:presentation-page-layout-name="Master1-PPL2" draw:id="Slide-260">
        <draw:frame draw:id="id71" presentation:style-name="a452" draw:name="Title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Latent Dietrich Allocation</text:span><text:span text:style-name="a450" text:class-names=""/></text:p>
          </draw:text-box>
          <svg:title/>
          <svg:desc/>
        </draw:frame>
        <draw:frame draw:id="id72" presentation:style-name="a45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54" draw:master-page-name="Master1-Layout2-obj-Title-and-Content" presentation:presentation-page-layout-name="Master1-PPL2" draw:id="Slide-261">
        <draw:frame draw:id="id73" presentation:style-name="a458" draw:name="Title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Summarise aims of project</text:span><text:span text:style-name="a456" text:class-names=""/></text:p>
          </draw:text-box>
          <svg:title/>
          <svg:desc/>
        </draw:frame>
        <draw:frame draw:id="id74" presentation:style-name="a463" draw:name="Content Placeholder 2" svg:x="0.91667in" svg:y="1.99653in" svg:width="11.5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9" text:class-names="">Project <text:s text:c="1"/>produce an opening hypothesis</text:span><text:span text:style-name="a460" text:class-names=""/></text:p>
              </text:list-item>
            </text:list>
          </draw:text-box>
          <svg:title/>
          <svg:desc/>
        </draw:frame>
      </draw:page>
      <draw:page draw:name="Slide7" draw:style-name="a464" draw:master-page-name="Master1-Layout2-obj-Title-and-Content" presentation:presentation-page-layout-name="Master1-PPL2" draw:id="Slide-262">
        <draw:frame draw:id="id75" presentation:style-name="a468" draw:name="Title 1" svg:x="0.91667in" svg:y="0.39931in" svg:width="11.5in" svg:height="1.44965in" presentation:class="title" presentation:placeholder="false">
          <draw:text-box>
            <text:p text:style-name="a467" text:class-names="" text:cond-style-name=""><text:span text:style-name="a465" text:class-names="">Me Knowledge base</text:span><text:span text:style-name="a466" text:class-names=""/></text:p>
          </draw:text-box>
          <svg:title/>
          <svg:desc/>
        </draw:frame>
        <draw:frame draw:id="id76" presentation:style-name="a46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470" draw:master-page-name="Master1-Layout2-obj-Title-and-Content" presentation:presentation-page-layout-name="Master1-PPL2" draw:id="Slide-263">
        <draw:frame draw:id="id77" presentation:style-name="a474" draw:name="Title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Me Skills</text:span><text:span text:style-name="a472" text:class-names=""/></text:p>
          </draw:text-box>
          <svg:title/>
          <svg:desc/>
        </draw:frame>
        <draw:frame draw:id="id78" presentation:style-name="a488" draw:name="Content Placeholder 2" svg:x="0.91667in" svg:y="1.99653in" svg:width="11.5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Programming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Communication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Project Management</text:span><text:span text:style-name="a485" text:class-names=""/></text:p>
              </text:list-item>
            </text:list>
          </draw:text-box>
          <svg:title/>
          <svg:desc/>
        </draw:frame>
      </draw:page>
      <draw:page draw:name="Slide9" draw:style-name="a489" draw:master-page-name="Master1-Layout2-obj-Title-and-Content" presentation:presentation-page-layout-name="Master1-PPL2" draw:id="Slide-264">
        <draw:frame draw:id="id79" presentation:style-name="a493" draw:name="Titl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Me Motivation</text:span><text:span text:style-name="a491" text:class-names=""/></text:p>
          </draw:text-box>
          <svg:title/>
          <svg:desc/>
        </draw:frame>
        <draw:frame draw:id="id80" presentation:style-name="a49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aph based methods to identify drugs and metabolites in stroke patient urine</dc:title>
    <meta:initial-creator>Microsoft account</meta:initial-creator>
    <dc:creator>Microsoft account</dc:creator>
    <meta:creation-date>2016-05-10T20:31:01Z</meta:creation-date>
    <dc:date>2016-05-10T21:09:45Z</dc:date>
    <meta:editing-cycles>4</meta:editing-cycles>
    <meta:editing-duration>PT2324S</meta:editing-duration>
    <meta:document-statistic meta:paragraph-count="25" meta:word-count="128"/>
  </office:meta>
</office:document-meta>
</file>